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style:font-style-asian="italic" style:font-style-complex="italic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paragraph-properties fo:break-before="page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traKmeter</text:p>
      <text:p text:style-name="P1"><text:s text:c="2"/>=========</text:p>
      <text:p text:style-name="P1"><text:s text:c="2"/>Loudness meter for correctly setting up tracking and mixing levels</text:p>
      <text:p text:style-name="P1"/>
      <text:p text:style-name="P1"><text:s text:c="2"/>Copyright (c) 2012-2013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8 channels)</text:p>
      <text:p text:style-name="P2">========================================================</text:p>
      <text:p text:style-name="Preformatted_20_Text">Please verify correctness of peak and average meters visually.</text:p>
      <text:p text:style-name="Preformatted_20_Text"/>
      <text:p text:style-name="Preformatted_20_Text">Given levels describe the first channel. <text:s/>The other channels have been amplified in steps of +5.00 dB per channel (first test) and +1.00 dB (all other tests), respectively.</text:p>
      <text:p text:style-name="Preformatted_20_Text"/>
      <text:p text:style-name="Preformatted_20_Text"/>
      <text:p text:style-name="Preformatted_20_Text">00:00.000 - 00:01.000 <text:s/>silence</text:p>
      <text:p text:style-name="Preformatted_20_Text">00:01.000 - 00:03.000 <text:s/>sine wave (1000 Hz, -60.10 dB FS peak)</text:p>
      <text:p text:style-name="Preformatted_20_Text"/>
      <text:p text:style-name="Preformatted_20_Text"><text:s text:c="23"/>[signal meter ch. 1 should not <text:s text:c="3"/>light]</text:p>
      <text:p text:style-name="Preformatted_20_Text"><text:s text:c="23"/>[signal meter ch. 2 should barely light]</text:p>
      <text:p text:style-name="Preformatted_20_Text"><text:s text:c="23"/>[...]</text:p>
      <text:p text:style-name="Preformatted_20_Text"><text:s text:c="23"/>[signal meter ch. 8 should fully <text:s/>light]</text:p>
      <text:p text:style-name="Preformatted_20_Text"/>
      <text:p text:style-name="P3">00:03.000 - 00:04.000 <text:s/>silence</text:p>
      <text:p text:style-name="Preformatted_20_Text">00:04.000 - 00:06.000 <text:s/>sine wave (1000 Hz, -22.05 dB FS peak)</text:p>
      <text:p text:style-name="Preformatted_20_Text"/>
      <text:p text:style-name="Preformatted_20_Text"><text:s text:c="23"/>[peak meter ch. 1 should read -22.05 dB] <text:s/>[---]</text:p>
      <text:p text:style-name="Preformatted_20_Text"><text:s text:c="23"/>[peak meter ch. 2 should read -21.05 dB] <text:s/>[LOW]</text:p>
      <text:p text:style-name="Preformatted_20_Text"><text:s text:c="23"/>[peak meter ch. 3 should read -20.05 dB]</text:p>
      <text:p text:style-name="Preformatted_20_Text"><text:s text:c="23"/>[peak meter ch. 4 should read -19.05 dB]</text:p>
      <text:p text:style-name="Preformatted_20_Text"><text:s text:c="23"/>[peak meter ch. 5 should read -18.05 dB]</text:p>
      <text:p text:style-name="Preformatted_20_Text"><text:s text:c="23"/>[peak meter ch. 6 should read -17.05 dB]</text:p>
      <text:p text:style-name="Preformatted_20_Text"><text:s text:c="23"/>[peak meter ch. 7 should read -16.05 dB]</text:p>
      <text:p text:style-name="Preformatted_20_Text"><text:s text:c="23"/>[peak meter ch. 8 should read -15.05 dB]</text:p>
      <text:p text:style-name="Preformatted_20_Text"/>
      <text:p text:style-name="Preformatted_20_Text"><text:s text:c="23"/>[RMS <text:s/>meter ch. 1 should read -22.05 dB] <text:s/>[---]</text:p>
      <text:p text:style-name="Preformatted_20_Text"><text:s text:c="23"/><text:span text:style-name="T1">[RMS <text:s/></text:span>meter ch. 2 should read -21.05 dB] <text:s/>[---]</text:p>
      <text:p text:style-name="Preformatted_20_Text"><text:s text:c="23"/>[RMS <text:s/>meter ch. 3 should read -20.05 dB] <text:s/>[---]</text:p>
      <text:p text:style-name="Preformatted_20_Text"><text:s text:c="23"/>[RMS <text:s/>meter ch. 4 should read -19.05 dB] <text:s/>[LOW]</text:p>
      <text:p text:style-name="Preformatted_20_Text"><text:s text:c="23"/>[RMS <text:s/>meter ch. 5 should read -18.05 dB]</text:p>
      <text:p text:style-name="Preformatted_20_Text"><text:s text:c="23"/>[RMS <text:s/>meter ch. 6 should read -17.05 dB]</text:p>
      <text:p text:style-name="Preformatted_20_Text"><text:s text:c="23"/>[RMS <text:s/>meter ch. 7 should read -16.05 dB]</text:p>
      <text:p text:style-name="Preformatted_20_Text"><text:s text:c="23"/>[RMS <text:s/>meter ch. 8 should read -15.05 dB]</text:p>
      <text:p text:style-name="Preformatted_20_Text"/>
      <text:p text:style-name="Preformatted_20_Text"><text:s text:c="23"/>[maximum meters should not be visible]</text:p>
      <text:p text:style-name="Preformatted_20_Text"><text:s text:c="23"/>[all signal meters should fully light]</text:p>
      <text:p text:style-name="Preformatted_20_Text"/>
      <text:p text:style-name="Preformatted_20_Text">00:06.000 - 00:06.500 <text:s/>silence</text:p>
      <text:p text:style-name="Preformatted_20_Text">00:06.500 - 00:08.500 <text:s/>sine wave (1000 Hz, -21.95 dB FS peak)</text:p>
      <text:p text:style-name="Preformatted_20_Text"/>
      <text:p text:style-name="Preformatted_20_Text"><text:s text:c="23"/>[peak meter ch. 1 should read -21.95 dB] <text:s/>[---]</text:p>
      <text:p text:style-name="Preformatted_20_Text"><text:s text:c="23"/>[peak meter ch. 2 should read -20.95 dB] <text:s/>[LOW]</text:p>
      <text:p text:style-name="Preformatted_20_Text"><text:s text:c="23"/>[peak meter ch. 3 should read -19.95 dB]</text:p>
      <text:p text:style-name="Preformatted_20_Text"><text:s text:c="23"/>[peak meter ch. 4 should read -18.95 dB]</text:p>
      <text:p text:style-name="Preformatted_20_Text"><text:s text:c="23"/>[peak meter ch. 5 should read -17.95 dB]</text:p>
      <text:p text:style-name="Preformatted_20_Text"><text:s text:c="23"/>[peak meter ch. 6 should read -16.95 dB]</text:p>
      <text:p text:style-name="Preformatted_20_Text"><text:s text:c="23"/>[peak meter ch. 7 should read -15.95 dB]</text:p>
      <text:p text:style-name="Preformatted_20_Text"><text:s text:c="23"/>[peak meter ch. 8 should read -14.95 dB]</text:p>
      <text:p text:style-name="Preformatted_20_Text"/>
      <text:p text:style-name="Preformatted_20_Text"><text:s text:c="23"/>[RMS <text:s/>meter ch. 1 should read -21.95 dB] <text:s/>[---]</text:p>
      <text:p text:style-name="Preformatted_20_Text"><text:s text:c="23"/><text:span text:style-name="T1">[RMS <text:s/></text:span>meter ch. 2 should read -20.95 dB] <text:s/>[---]</text:p>
      <text:p text:style-name="Preformatted_20_Text"><text:s text:c="23"/>[RMS <text:s/>meter ch. 3 should read -19.95 dB] <text:s/>[---]</text:p>
      <text:p text:style-name="Preformatted_20_Text"><text:s text:c="23"/>[RMS <text:s/>meter ch. 4 should read -18.95 dB] <text:s/>[LOW]</text:p>
      <text:p text:style-name="Preformatted_20_Text"><text:s text:c="23"/>[RMS <text:s/>meter ch. 5 should read -17.95 dB]</text:p>
      <text:p text:style-name="Preformatted_20_Text"><text:s text:c="23"/>[RMS <text:s/>meter ch. 6 should read -16.95 dB]</text:p>
      <text:p text:style-name="Preformatted_20_Text"><text:s text:c="23"/>[RMS <text:s/>meter ch. 7 should read -15.95 dB]</text:p>
      <text:p text:style-name="Preformatted_20_Text"><text:s text:c="23"/>[RMS <text:s/>meter ch. 8 should read -14.95 dB]</text:p>
      <text:p text:style-name="Preformatted_20_Text"/>
      <text:p text:style-name="Preformatted_20_Text"><text:s text:c="23"/>[maximum meters should <text:s text:c="4"/>be visible]</text:p>
      <text:p text:style-name="Preformatted_20_Text"><text:s text:c="23"/>[all signal meters should fully light]</text:p>
      <text:p text:style-name="Preformatted_20_Text"/>
      <text:p text:style-name="P3">00:08.500 - 00:09.500 <text:s/>silence</text:p>
      <text:p text:style-name="Preformatted_20_Text">00:09.500 - 00:11.500 <text:s/>sine wave (1000 Hz, -15.05 dB FS peak)</text:p>
      <text:p text:style-name="Preformatted_20_Text"/>
      <text:p text:style-name="Preformatted_20_Text"><text:s text:c="23"/>[peak meter ch. 1 should read -15.05 dB]</text:p>
      <text:p text:style-name="Preformatted_20_Text"><text:s text:c="23"/>[peak meter ch. 2 should read -14.05 dB] <text:s/>[HOT]</text:p>
      <text:p text:style-name="Preformatted_20_Text"><text:s text:c="23"/>[peak meter ch. 3 should read -13.05 dB] <text:s/>[HOT]</text:p>
      <text:p text:style-name="Preformatted_20_Text"><text:s text:c="23"/>[peak meter ch. 4 should read -12.05 dB] <text:s/>[HOT]</text:p>
      <text:p text:style-name="Preformatted_20_Text"><text:s text:c="23"/>[peak meter ch. 5 should read -11.05 dB] <text:s/>[HOT]</text:p>
      <text:p text:style-name="Preformatted_20_Text"><text:s text:c="23"/>[peak meter ch. 6 should read -10.05 dB] <text:s/>[HOT]</text:p>
      <text:p text:style-name="Preformatted_20_Text"><text:s text:c="23"/>[peak meter ch. 7 should read <text:s/>-9.05 dB] <text:s/>[HOT]</text:p>
      <text:p text:style-name="Preformatted_20_Text"><text:s text:c="23"/>[peak meter ch. 8 should read <text:s/>-8.05 dB] <text:s/>[HOT]</text:p>
      <text:p text:style-name="Preformatted_20_Text"/>
      <text:p text:style-name="Preformatted_20_Text"><text:s text:c="23"/>[RMS <text:s/>meter ch. 1 should read -15.05 dB]</text:p>
      <text:p text:style-name="Preformatted_20_Text"><text:s text:c="23"/>[RMS <text:s/>meter ch. 2 should read -14.05 dB]</text:p>
      <text:p text:style-name="Preformatted_20_Text"><text:s text:c="23"/>[RMS <text:s/>meter ch. 3 should read -13.05 dB]</text:p>
      <text:p text:style-name="Preformatted_20_Text"><text:s text:c="23"/>[RMS <text:s/>meter ch. 4 should read -12.05 dB]</text:p>
      <text:p text:style-name="Preformatted_20_Text"><text:s text:c="23"/>[RMS <text:s/>meter ch. 5 should read -11.05 dB]</text:p>
      <text:p text:style-name="Preformatted_20_Text"><text:s text:c="23"/>[RMS <text:s/>meter ch. 6 should read -10.05 dB]</text:p>
      <text:p text:style-name="Preformatted_20_Text"><text:s text:c="23"/>[RMS <text:s/>meter ch. 7 should read <text:s/>-9.05 dB]</text:p>
      <text:p text:style-name="Preformatted_20_Text"><text:s text:c="23"/>[RMS <text:s/>meter ch. 8 should read <text:s/>-8.05 dB] <text:s/>[HOT]</text:p>
      <text:p text:style-name="Preformatted_20_Text"/>
      <text:p text:style-name="Preformatted_20_Text"><text:s text:c="23"/>[maximum meters should not be visible]</text:p>
      <text:p text:style-name="Preformatted_20_Text"><text:s text:c="23"/>[all signal meters should fully light]</text:p>
      <text:p text:style-name="Preformatted_20_Text"/>
      <text:p text:style-name="Preformatted_20_Text">00:11.500 - 00:12.000 <text:s/>silence</text:p>
      <text:p text:style-name="Preformatted_20_Text">00:12.000 - 00:14.000 <text:s/>sine wave (1000 Hz, -14.95 dB FS peak)</text:p>
      <text:p text:style-name="Preformatted_20_Text"/>
      <text:p text:style-name="Preformatted_20_Text"><text:s text:c="23"/>[peak meter ch. 1 should read -14.95 dB] <text:s/>[HOT]</text:p>
      <text:p text:style-name="Preformatted_20_Text"><text:s text:c="23"/>[peak meter ch. 2 should read -13.95 dB] <text:s/>[HOT]</text:p>
      <text:p text:style-name="Preformatted_20_Text"><text:s text:c="23"/>[peak meter ch. 3 should read -12.95 dB] <text:s/>[HOT]</text:p>
      <text:p text:style-name="Preformatted_20_Text"><text:s text:c="23"/>[peak meter ch. 4 should read -11.95 dB] <text:s/>[HOT]</text:p>
      <text:p text:style-name="Preformatted_20_Text"><text:s text:c="23"/>[peak meter ch. 5 should read -10.95 dB] <text:s/>[HOT]</text:p>
      <text:p text:style-name="Preformatted_20_Text"><text:s text:c="23"/>[peak meter ch. 6 should read <text:s/>-9.95 dB] <text:s/>[HOT]</text:p>
      <text:p text:style-name="Preformatted_20_Text"><text:s text:c="23"/>[peak meter ch. 7 should read <text:s/>-8.95 dB] <text:s/>[HOT]</text:p>
      <text:p text:style-name="Preformatted_20_Text"><text:s text:c="23"/>[peak meter ch. 8 should read <text:s/>-7.95 dB] <text:s/>[HOT]</text:p>
      <text:p text:style-name="Preformatted_20_Text"/>
      <text:p text:style-name="Preformatted_20_Text"><text:s text:c="23"/>[RMS <text:s/>meter ch. 1 should read -14.95 dB]</text:p>
      <text:p text:style-name="Preformatted_20_Text"><text:s text:c="23"/>[RMS <text:s/>meter ch. 2 should read -13.95 dB]</text:p>
      <text:p text:style-name="Preformatted_20_Text"><text:s text:c="23"/>[RMS <text:s/>meter ch. 3 should read -12.95 dB]</text:p>
      <text:p text:style-name="Preformatted_20_Text"><text:s text:c="23"/>[RMS <text:s/>meter ch. 4 should read -11.95 dB]</text:p>
      <text:p text:style-name="Preformatted_20_Text"><text:s text:c="23"/>[RMS <text:s/>meter ch. 5 should read -10.95 dB]</text:p>
      <text:p text:style-name="Preformatted_20_Text"><text:s text:c="23"/>[RMS <text:s/>meter ch. 6 should read <text:s/>-9.95 dB]</text:p>
      <text:p text:style-name="Preformatted_20_Text"><text:s text:c="23"/>[RMS <text:s/>meter ch. 7 should read <text:s/>-8.95 dB] <text:s/>[HOT]</text:p>
      <text:p text:style-name="Preformatted_20_Text"><text:s text:c="23"/>[RMS <text:s/>meter ch. 8 should read <text:s/>-7.95 dB] <text:s/>[HOT]</text:p>
      <text:p text:style-name="Preformatted_20_Text"/>
      <text:p text:style-name="Preformatted_20_Text"><text:s text:c="23"/>[maximum meters should <text:s text:c="4"/>be visible]</text:p>
      <text:p text:style-name="Preformatted_20_Text"><text:s text:c="23"/>[all signal meters should fully light]</text:p>
      <text:p text:style-name="Preformatted_20_Text"/>
      <text:p text:style-name="Preformatted_20_Text">00:14.000 - 00:15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peak_meter.flac</text:p>
      <text:p text:style-name="P2">Host SR: <text:s/>44 100 Hz</text:p>
      <text:p text:style-name="Preformatted_20_Text">Channel: <text:s/>All</text:p>
      <text:p text:style-name="Preformatted_20_Text">Display: <text:s/>[x] Average meter level</text:p>
      <text:p text:style-name="Preformatted_20_Text"><text:s text:c="10"/>[x] Peak meter le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3-04-01T00:36:07</dc:date>
    <meta:editing-duration>PT43M2S</meta:editing-duration>
    <meta:editing-cycles>67</meta:editing-cycles>
    <dc:creator>Martin Zuther</dc:creator>
    <meta:document-statistic meta:table-count="0" meta:image-count="0" meta:object-count="0" meta:page-count="3" meta:paragraph-count="115" meta:word-count="890" meta:character-count="6902" meta:non-whitespace-character-count="4242"/>
  </office:meta>
</office:document-meta>
</file>